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105cm"/>
    </style:style>
    <style:style style:name="co39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609cm"/>
    </style:style>
    <style:style style:name="co30" style:family="table-column">
      <style:table-column-properties fo:break-before="auto" style:column-width="1.192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332cm"/>
    </style:style>
    <style:style style:name="co36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7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26.5551158948854">
            <text:p>26.5551</text:p>
          </table:table-cell>
          <table:table-cell table:style-name="ce7" office:value-type="float" office:value="5.63">
            <text:p>5.63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6.21902256606508">
            <text:p>6.2190</text:p>
          </table:table-cell>
          <table:table-cell table:style-name="ce7" office:value-type="float" office:value="0.967">
            <text:p>0.96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.06816959527263">
            <text:p>1.0682</text:p>
          </table:table-cell>
          <table:table-cell table:style-name="ce7" office:value-type="float" office:value="0.966">
            <text:p>0.966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.06706497314722">
            <text:p>1.0671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26.292193955332">
            <text:p>26.2922</text:p>
          </table:table-cell>
          <table:table-cell table:style-name="ce8" table:formula="of:=[.S2]" office:value-type="float" office:value="5.63">
            <text:p>5.63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6.15744808521295">
            <text:p>6.1574</text:p>
          </table:table-cell>
          <table:table-cell table:style-name="ce8" table:formula="of:=[.V2]" office:value-type="float" office:value="0.967">
            <text:p>0.96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.05759365868578">
            <text:p>1.0576</text:p>
          </table:table-cell>
          <table:table-cell table:style-name="ce8" table:formula="of:=[.Y2]" office:value-type="float" office:value="0.966">
            <text:p>0.966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.05649997341309">
            <text:p>1.0565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26.031875203299">
            <text:p>26.0319</text:p>
          </table:table-cell>
          <table:table-cell table:style-name="ce8" table:formula="of:=[.S3]" office:value-type="float" office:value="5.63">
            <text:p>5.63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6.09648325268609">
            <text:p>6.0965</text:p>
          </table:table-cell>
          <table:table-cell table:style-name="ce8" table:formula="of:=[.V3]" office:value-type="float" office:value="0.967">
            <text:p>0.96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.04712243434235">
            <text:p>1.0471</text:p>
          </table:table-cell>
          <table:table-cell table:style-name="ce8" table:formula="of:=[.Y3]" office:value-type="float" office:value="0.966">
            <text:p>0.966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.04603957763673">
            <text:p>1.0460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25.7741338646525">
            <text:p>25.7741</text:p>
          </table:table-cell>
          <table:table-cell table:style-name="ce8" table:formula="of:=[.S4]" office:value-type="float" office:value="5.63">
            <text:p>5.63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6.03612203236247">
            <text:p>6.0361</text:p>
          </table:table-cell>
          <table:table-cell table:style-name="ce8" table:formula="of:=[.V4]" office:value-type="float" office:value="0.967">
            <text:p>0.96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.03675488548748">
            <text:p>1.0368</text:p>
          </table:table-cell>
          <table:table-cell table:style-name="ce8" table:formula="of:=[.Y4]" office:value-type="float" office:value="0.966">
            <text:p>0.966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.03568275013537">
            <text:p>1.0357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25.518944420448">
            <text:p>25.5189</text:p>
          </table:table-cell>
          <table:table-cell table:style-name="ce8" table:formula="of:=[.S5]" office:value-type="float" office:value="5.63">
            <text:p>5.63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5.97635844788363">
            <text:p>5.9764</text:p>
          </table:table-cell>
          <table:table-cell table:style-name="ce8" table:formula="of:=[.V5]" office:value-type="float" office:value="0.967">
            <text:p>0.96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.02648998563117">
            <text:p>1.0265</text:p>
          </table:table-cell>
          <table:table-cell table:style-name="ce8" table:formula="of:=[.Y5]" office:value-type="float" office:value="0.966">
            <text:p>0.966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.02542846548057">
            <text:p>1.0254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25.266281604404">
            <text:p>25.2663</text:p>
          </table:table-cell>
          <table:table-cell table:style-name="ce8" table:formula="of:=[.S6]" office:value-type="float" office:value="5.63">
            <text:p>5.63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5.917186582063">
            <text:p>5.9172</text:p>
          </table:table-cell>
          <table:table-cell table:style-name="ce8" table:formula="of:=[.V6]" office:value-type="float" office:value="0.967">
            <text:p>0.96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.0163267184467">
            <text:p>1.0163</text:p>
          </table:table-cell>
          <table:table-cell table:style-name="ce8" table:formula="of:=[.Y6]" office:value-type="float" office:value="0.966">
            <text:p>0.966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.0152757083966">
            <text:p>1.0153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25.0161204004">
            <text:p>25.0161</text:p>
          </table:table-cell>
          <table:table-cell table:style-name="ce8" table:formula="of:=[.S7]" office:value-type="float" office:value="5.63">
            <text:p>5.63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5.8586005763">
            <text:p>5.8586</text:p>
          </table:table-cell>
          <table:table-cell table:style-name="ce8" table:formula="of:=[.V7]" office:value-type="float" office:value="0.967">
            <text:p>0.96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.00626407767">
            <text:p>1.0063</text:p>
          </table:table-cell>
          <table:table-cell table:style-name="ce8" table:formula="of:=[.Y7]" office:value-type="float" office:value="0.966">
            <text:p>0.966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.00522347366">
            <text:p>1.005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24.76843604">
            <text:p>24.7684</text:p>
          </table:table-cell>
          <table:table-cell table:style-name="ce8" table:formula="of:=[.S8]" office:value-type="float" office:value="5.63">
            <text:p>5.63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5.80059463">
            <text:p>5.8006</text:p>
          </table:table-cell>
          <table:table-cell table:style-name="ce8" table:formula="of:=[.V8]" office:value-type="float" office:value="0.967">
            <text:p>0.96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0.996301067">
            <text:p>0.9963</text:p>
          </table:table-cell>
          <table:table-cell table:style-name="ce8" table:formula="of:=[.Y8]" office:value-type="float" office:value="0.966">
            <text:p>0.966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0.995270766">
            <text:p>0.9953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4.523204">
            <text:p>24.5232</text:p>
          </table:table-cell>
          <table:table-cell table:style-name="ce8" table:formula="of:=[.S9]" office:value-type="float" office:value="5.63">
            <text:p>5.63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5.743163">
            <text:p>5.7432</text:p>
          </table:table-cell>
          <table:table-cell table:style-name="ce8" table:formula="of:=[.V9]" office:value-type="float" office:value="0.967">
            <text:p>0.96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0.9864367">
            <text:p>0.9864</text:p>
          </table:table-cell>
          <table:table-cell table:style-name="ce8" table:formula="of:=[.Y9]" office:value-type="float" office:value="0.966">
            <text:p>0.966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0.9854166">
            <text:p>0.9854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4.2804">
            <text:p>24.2804</text:p>
          </table:table-cell>
          <table:table-cell table:style-name="ce8" table:formula="of:=[.S10]" office:value-type="float" office:value="5.63">
            <text:p>5.63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5.6863">
            <text:p>5.6863</text:p>
          </table:table-cell>
          <table:table-cell table:style-name="ce8" table:formula="of:=[.V10]" office:value-type="float" office:value="0.967">
            <text:p>0.96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0.97667">
            <text:p>0.9767</text:p>
          </table:table-cell>
          <table:table-cell table:style-name="ce8" table:formula="of:=[.Y10]" office:value-type="float" office:value="0.966">
            <text:p>0.966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0.97566">
            <text:p>0.9757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4.04">
            <text:p>24.0400</text:p>
          </table:table-cell>
          <table:table-cell table:style-name="ce8" table:formula="of:=[.S11]" office:value-type="float" office:value="5.63">
            <text:p>5.63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5.63">
            <text:p>5.6300</text:p>
          </table:table-cell>
          <table:table-cell table:style-name="ce8" table:formula="of:=[.V11]" office:value-type="float" office:value="0.967">
            <text:p>0.96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0.967">
            <text:p>0.9670</text:p>
          </table:table-cell>
          <table:table-cell table:style-name="ce8" table:formula="of:=[.Y11]" office:value-type="float" office:value="0.966">
            <text:p>0.966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0.966">
            <text:p>0.96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5.63">
            <text:p>5.63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5.57425742574257">
            <text:p>5.5743</text:p>
          </table:table-cell>
          <table:table-cell table:style-name="ce8" table:formula="of:=[.V12]" office:value-type="float" office:value="0.967">
            <text:p>0.967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0.957425742574257">
            <text:p>0.9574</text:p>
          </table:table-cell>
          <table:table-cell table:style-name="ce8" table:formula="of:=[.Y12]" office:value-type="float" office:value="0.966">
            <text:p>0.966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0.956435643564356">
            <text:p>0.9564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5.63">
            <text:p>5.63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5.51906675816096">
            <text:p>5.5191</text:p>
          </table:table-cell>
          <table:table-cell table:style-name="ce8" table:formula="of:=[.V13]" office:value-type="float" office:value="0.967">
            <text:p>0.967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0.947946279776492">
            <text:p>0.9479</text:p>
          </table:table-cell>
          <table:table-cell table:style-name="ce8" table:formula="of:=[.Y13]" office:value-type="float" office:value="0.966">
            <text:p>0.966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0.946965983727086">
            <text:p>0.9470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3.3329871561806">
            <text:p>23.3330</text:p>
          </table:table-cell>
          <table:table-cell table:style-name="ce8" table:formula="of:=[.S14]" office:value-type="float" office:value="5.63">
            <text:p>5.63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5.46442253283264">
            <text:p>5.4644</text:p>
          </table:table-cell>
          <table:table-cell table:style-name="ce8" table:formula="of:=[.V14]" office:value-type="float" office:value="0.967">
            <text:p>0.96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0.938560673046032">
            <text:p>0.9386</text:p>
          </table:table-cell>
          <table:table-cell table:style-name="ce8" table:formula="of:=[.Y14]" office:value-type="float" office:value="0.966">
            <text:p>0.966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0.937590082898104">
            <text:p>0.9376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3.1019674813669">
            <text:p>23.1020</text:p>
          </table:table-cell>
          <table:table-cell table:style-name="ce8" table:formula="of:=[.S15]" office:value-type="float" office:value="5.63">
            <text:p>5.63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5.41031933943826">
            <text:p>5.4103</text:p>
          </table:table-cell>
          <table:table-cell table:style-name="ce8" table:formula="of:=[.V15]" office:value-type="float" office:value="0.967">
            <text:p>0.96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0.929267993114883">
            <text:p>0.9293</text:p>
          </table:table-cell>
          <table:table-cell table:style-name="ce8" table:formula="of:=[.Y15]" office:value-type="float" office:value="0.966">
            <text:p>0.966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0.9283070127704">
            <text:p>0.9283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2.8732351300662">
            <text:p>22.8732</text:p>
          </table:table-cell>
          <table:table-cell table:style-name="ce8" table:formula="of:=[.S16]" office:value-type="float" office:value="5.63">
            <text:p>5.63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5.356751821226">
            <text:p>5.3568</text:p>
          </table:table-cell>
          <table:table-cell table:style-name="ce8" table:formula="of:=[.V16]" office:value-type="float" office:value="0.967">
            <text:p>0.96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0.920067319915726">
            <text:p>0.9201</text:p>
          </table:table-cell>
          <table:table-cell table:style-name="ce8" table:formula="of:=[.Y16]" office:value-type="float" office:value="0.966">
            <text:p>0.966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0.919115854228119">
            <text:p>0.9191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2.6467674555111">
            <text:p>22.6468</text:p>
          </table:table-cell>
          <table:table-cell table:style-name="ce8" table:formula="of:=[.S17]" office:value-type="float" office:value="5.63">
            <text:p>5.63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5.30371467448118">
            <text:p>5.3037</text:p>
          </table:table-cell>
          <table:table-cell table:style-name="ce8" table:formula="of:=[.V17]" office:value-type="float" office:value="0.967">
            <text:p>0.96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0.910957742490818">
            <text:p>0.9110</text:p>
          </table:table-cell>
          <table:table-cell table:style-name="ce8" table:formula="of:=[.Y17]" office:value-type="float" office:value="0.966">
            <text:p>0.966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0.910015697255563">
            <text:p>0.9100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2.4225420351595">
            <text:p>22.4225</text:p>
          </table:table-cell>
          <table:table-cell table:style-name="ce8" table:formula="of:=[.S18]" office:value-type="float" office:value="5.63">
            <text:p>5.63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5.25120264800117">
            <text:p>5.2512</text:p>
          </table:table-cell>
          <table:table-cell table:style-name="ce8" table:formula="of:=[.V18]" office:value-type="float" office:value="0.967">
            <text:p>0.96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0.9019383589018">
            <text:p>0.9019</text:p>
          </table:table-cell>
          <table:table-cell table:style-name="ce8" table:formula="of:=[.Y18]" office:value-type="float" office:value="0.966">
            <text:p>0.966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0.901005640847093">
            <text:p>0.901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2.2005366684748">
            <text:p>22.2005</text:p>
          </table:table-cell>
          <table:table-cell table:style-name="ce8" table:formula="of:=[.S19]" office:value-type="float" office:value="5.63">
            <text:p>5.63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5.19921054257542">
            <text:p>5.1992</text:p>
          </table:table-cell>
          <table:table-cell table:style-name="ce8" table:formula="of:=[.V19]" office:value-type="float" office:value="0.967">
            <text:p>0.96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0.893008276140396">
            <text:p>0.8930</text:p>
          </table:table-cell>
          <table:table-cell table:style-name="ce8" table:formula="of:=[.Y19]" office:value-type="float" office:value="0.966">
            <text:p>0.966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0.892084792917913">
            <text:p>0.8921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1.9807293747275">
            <text:p>21.9807</text:p>
          </table:table-cell>
          <table:table-cell table:style-name="ce8" table:formula="of:=[.S20]" office:value-type="float" office:value="5.63">
            <text:p>5.63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5.14773321047071">
            <text:p>5.1477</text:p>
          </table:table-cell>
          <table:table-cell table:style-name="ce8" table:formula="of:=[.V20]" office:value-type="float" office:value="0.967">
            <text:p>0.96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0.884166610039996">
            <text:p>0.8842</text:p>
          </table:table-cell>
          <table:table-cell table:style-name="ce8" table:formula="of:=[.Y20]" office:value-type="float" office:value="0.966">
            <text:p>0.966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0.883252270215756">
            <text:p>0.8833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1.7630983908193">
            <text:p>21.7631</text:p>
          </table:table-cell>
          <table:table-cell table:style-name="ce8" table:formula="of:=[.S21]" office:value-type="float" office:value="5.63">
            <text:p>5.63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5.09676555492149">
            <text:p>5.0968</text:p>
          </table:table-cell>
          <table:table-cell table:style-name="ce8" table:formula="of:=[.V21]" office:value-type="float" office:value="0.967">
            <text:p>0.96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0.875412485188115">
            <text:p>0.8754</text:p>
          </table:table-cell>
          <table:table-cell table:style-name="ce8" table:formula="of:=[.Y21]" office:value-type="float" office:value="0.966">
            <text:p>0.966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0.874507198233422">
            <text:p>0.874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7" office:value-type="float" office:value="0.979">
            <text:p>0.979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08142506077757">
            <text:p>1.0814</text:p>
          </table:table-cell>
          <table:table-cell table:style-name="ce7" office:value-type="float" office:value="0.993">
            <text:p>0.993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09688977053333">
            <text:p>1.096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8" table:formula="of:=[.V25]" office:value-type="float" office:value="0.979">
            <text:p>0.979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07071788195799">
            <text:p>1.0707</text:p>
          </table:table-cell>
          <table:table-cell table:style-name="ce8" table:formula="of:=[.Y25]" office:value-type="float" office:value="0.993">
            <text:p>0.993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08602947577557">
            <text:p>1.0860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8" table:formula="of:=[.V26]" office:value-type="float" office:value="0.979">
            <text:p>0.979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6011671480989">
            <text:p>1.0601</text:p>
          </table:table-cell>
          <table:table-cell table:style-name="ce8" table:formula="of:=[.Y26]" office:value-type="float" office:value="0.993">
            <text:p>0.993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07527670868868">
            <text:p>1.0753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8" table:formula="of:=[.V27]" office:value-type="float" office:value="0.979">
            <text:p>0.979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4962050971276">
            <text:p>1.0496</text:p>
          </table:table-cell>
          <table:table-cell table:style-name="ce8" table:formula="of:=[.Y27]" office:value-type="float" office:value="0.993">
            <text:p>0.993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06463040464226">
            <text:p>1.064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8" table:formula="of:=[.V28]" office:value-type="float" office:value="0.979">
            <text:p>0.979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3922822743838">
            <text:p>1.0392</text:p>
          </table:table-cell>
          <table:table-cell table:style-name="ce8" table:formula="of:=[.Y28]" office:value-type="float" office:value="0.993">
            <text:p>0.993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05408950954679">
            <text:p>1.0541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8" table:formula="of:=[.V29]" office:value-type="float" office:value="0.979">
            <text:p>0.979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289388390479">
            <text:p>1.0289</text:p>
          </table:table-cell>
          <table:table-cell table:style-name="ce8" table:formula="of:=[.Y29]" office:value-type="float" office:value="0.993">
            <text:p>0.993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0436529797493">
            <text:p>1.0437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8" table:formula="of:=[.V30]" office:value-type="float" office:value="0.979">
            <text:p>0.979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1875132579">
            <text:p>1.0188</text:p>
          </table:table-cell>
          <table:table-cell table:style-name="ce8" table:formula="of:=[.Y30]" office:value-type="float" office:value="0.993">
            <text:p>0.993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03331978193">
            <text:p>1.0333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8" table:formula="of:=[.V31]" office:value-type="float" office:value="0.979">
            <text:p>0.979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08664679">
            <text:p>1.0087</text:p>
          </table:table-cell>
          <table:table-cell table:style-name="ce8" table:formula="of:=[.Y31]" office:value-type="float" office:value="0.993">
            <text:p>0.993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023088893">
            <text:p>1.0231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8" table:formula="of:=[.V32]" office:value-type="float" office:value="0.979">
            <text:p>0.979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0.9986779">
            <text:p>0.9987</text:p>
          </table:table-cell>
          <table:table-cell table:style-name="ce8" table:formula="of:=[.Y32]" office:value-type="float" office:value="0.993">
            <text:p>0.993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0129593">
            <text:p>1.0130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8" table:formula="of:=[.V33]" office:value-type="float" office:value="0.979">
            <text:p>0.979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0.98879">
            <text:p>0.9888</text:p>
          </table:table-cell>
          <table:table-cell table:style-name="ce8" table:formula="of:=[.Y33]" office:value-type="float" office:value="0.993">
            <text:p>0.993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00293">
            <text:p>1.0029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8" table:formula="of:=[.V34]" office:value-type="float" office:value="0.979">
            <text:p>0.979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0.979">
            <text:p>0.9790</text:p>
          </table:table-cell>
          <table:table-cell table:style-name="ce8" table:formula="of:=[.Y34]" office:value-type="float" office:value="0.993">
            <text:p>0.993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0.993">
            <text:p>0.993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979">
            <text:p>0.979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0.969306930693069">
            <text:p>0.9693</text:p>
          </table:table-cell>
          <table:table-cell table:style-name="ce8" table:formula="of:=[.Y35]" office:value-type="float" office:value="0.993">
            <text:p>0.993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0.983168316831683">
            <text:p>0.9832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979">
            <text:p>0.979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0.959709832369376">
            <text:p>0.9597</text:p>
          </table:table-cell>
          <table:table-cell table:style-name="ce8" table:formula="of:=[.Y36]" office:value-type="float" office:value="0.993">
            <text:p>0.993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0.973433977061072">
            <text:p>0.9734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8" table:formula="of:=[.V37]" office:value-type="float" office:value="0.979">
            <text:p>0.979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50207754821164">
            <text:p>0.9502</text:p>
          </table:table-cell>
          <table:table-cell table:style-name="ce8" table:formula="of:=[.Y37]" office:value-type="float" office:value="0.993">
            <text:p>0.993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0.963796016892151">
            <text:p>0.9638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8" table:formula="of:=[.V38]" office:value-type="float" office:value="0.979">
            <text:p>0.979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40799757248677">
            <text:p>0.9408</text:p>
          </table:table-cell>
          <table:table-cell table:style-name="ce8" table:formula="of:=[.Y38]" office:value-type="float" office:value="0.993">
            <text:p>0.993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0.954253482071437">
            <text:p>0.954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8" table:formula="of:=[.V39]" office:value-type="float" office:value="0.979">
            <text:p>0.979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31484908167007">
            <text:p>0.9315</text:p>
          </table:table-cell>
          <table:table-cell table:style-name="ce8" table:formula="of:=[.Y39]" office:value-type="float" office:value="0.993">
            <text:p>0.993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0.944805427793501">
            <text:p>0.94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8" table:formula="of:=[.V40]" office:value-type="float" office:value="0.979">
            <text:p>0.979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22262285313868">
            <text:p>0.9223</text:p>
          </table:table-cell>
          <table:table-cell table:style-name="ce8" table:formula="of:=[.Y40]" office:value-type="float" office:value="0.993">
            <text:p>0.993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0.935450918607427">
            <text:p>0.935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8" table:formula="of:=[.V41]" office:value-type="float" office:value="0.979">
            <text:p>0.979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13130975558286">
            <text:p>0.9131</text:p>
          </table:table-cell>
          <table:table-cell table:style-name="ce8" table:formula="of:=[.Y41]" office:value-type="float" office:value="0.993">
            <text:p>0.993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0.926189028324185">
            <text:p>0.9262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8" table:formula="of:=[.V42]" office:value-type="float" office:value="0.979">
            <text:p>0.979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04090074810184">
            <text:p>0.9041</text:p>
          </table:table-cell>
          <table:table-cell table:style-name="ce8" table:formula="of:=[.Y42]" office:value-type="float" office:value="0.993">
            <text:p>0.993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0.917018839924936">
            <text:p>0.9170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8" table:formula="of:=[.V43]" office:value-type="float" office:value="0.979">
            <text:p>0.979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895138687930875">
            <text:p>0.8951</text:p>
          </table:table-cell>
          <table:table-cell table:style-name="ce8" table:formula="of:=[.Y43]" office:value-type="float" office:value="0.993">
            <text:p>0.993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0.907939445470234">
            <text:p>0.9079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8" table:formula="of:=[.V44]" office:value-type="float" office:value="0.979">
            <text:p>0.979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886275928644431">
            <text:p>0.8863</text:p>
          </table:table-cell>
          <table:table-cell table:style-name="ce8" table:formula="of:=[.Y44]" office:value-type="float" office:value="0.993">
            <text:p>0.993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898949946010132">
            <text:p>0.898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2911">
            <text:p>45291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4"/>
          <table:table-cell table:style-name="ce5" office:value-type="float" office:value="539500">
            <text:p>539500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3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3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7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7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7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4"/>
        <table:table-column table:style-name="co17" table:default-cell-style-name="ce12"/>
        <table:table-column table:style-name="co27" table:default-cell-style-name="ce14"/>
        <table:table-column table:style-name="co5" table:default-cell-style-name="ce11"/>
        <table:table-column table:style-name="co28" table:default-cell-style-name="ce14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21"/>
        <table:table-column table:style-name="co21" table:default-cell-style-name="ce11"/>
        <table:table-column table:style-name="co31" table:default-cell-style-name="Default"/>
        <table:table-column table:style-name="co6" table:default-cell-style-name="ce12"/>
        <table:table-column table:style-name="co33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ce21"/>
        <table:table-column table:style-name="co21" table:default-cell-style-name="Default"/>
        <table:table-column table:style-name="co35" table:default-cell-style-name="Default"/>
        <table:table-column table:style-name="co34" table:default-cell-style-name="ce12"/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6" table:default-cell-style-name="ce21"/>
        <table:table-column table:style-name="co40" table:default-cell-style-name="Default"/>
        <table:table-column table:style-name="co41" table:default-cell-style-name="Default"/>
        <table:table-column table:style-name="co17" table:default-cell-style-name="ce12"/>
        <table:table-column table:style-name="co4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7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7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4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4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4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4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4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4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4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4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4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4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7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4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4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4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4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4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4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4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4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4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7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4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4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4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4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4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4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4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4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4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7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4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4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4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4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4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4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4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4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4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4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4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4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6]*(1+[.V7]*0.01)" office:value-type="float" office:value="1.05624165375781">
            <text:p>1.0562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4" table:formula="of:=[.W6]" office:value-type="float" office:value="1">
            <text:p>1.0000</text:p>
          </table:table-cell>
          <table:table-cell table:style-name="ce11" table:formula="of:=100*[.U7]/[.W7]-100" office:value-type="float" office:value="5.6241653757812">
            <text:p>5.62</text:p>
          </table:table-cell>
          <table:table-cell table:style-name="ce14" table:formula="of:=[.Y6]" office:value-type="float" office:value="1">
            <text:p>1.0000</text:p>
          </table:table-cell>
          <table:table-cell table:style-name="ce11" table:formula="of:=100*[.U7]/[.Y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4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4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4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4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4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4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4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7]*(1+[.V8]*0.01)" office:value-type="float" office:value="1.05624165375781">
            <text:p>1.0562</text:p>
          </table:table-cell>
          <table:table-cell table:style-name="ce20" table:formula="of:=100*[.T8]/[.T7]-100" office:value-type="float" office:value="0">
            <text:p>0.00</text:p>
          </table:table-cell>
          <table:table-cell table:style-name="ce14" table:formula="of:=[.W7]" office:value-type="float" office:value="1">
            <text:p>1.0000</text:p>
          </table:table-cell>
          <table:table-cell table:style-name="ce11" table:formula="of:=100*[.U8]/[.W8]-100" office:value-type="float" office:value="5.6241653757812">
            <text:p>5.62</text:p>
          </table:table-cell>
          <table:table-cell table:style-name="ce14" table:formula="of:=[.Y7]" office:value-type="float" office:value="1">
            <text:p>1.0000</text:p>
          </table:table-cell>
          <table:table-cell table:style-name="ce11" table:formula="of:=100*[.U8]/[.Y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4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4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4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4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7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4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4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4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8]*(1+[.V9]*0.01)" office:value-type="float" office:value="1.05624165375781">
            <text:p>1.0562</text:p>
          </table:table-cell>
          <table:table-cell table:style-name="ce20" table:formula="of:=100*[.T9]/[.T8]-100" office:value-type="float" office:value="0">
            <text:p>0.00</text:p>
          </table:table-cell>
          <table:table-cell table:style-name="ce14" table:formula="of:=[.W8]" office:value-type="float" office:value="1">
            <text:p>1.0000</text:p>
          </table:table-cell>
          <table:table-cell table:style-name="ce11" table:formula="of:=100*[.U9]/[.W9]-100" office:value-type="float" office:value="5.6241653757812">
            <text:p>5.62</text:p>
          </table:table-cell>
          <table:table-cell table:style-name="ce14" table:formula="of:=[.Y8]" office:value-type="float" office:value="1">
            <text:p>1.0000</text:p>
          </table:table-cell>
          <table:table-cell table:style-name="ce11" table:formula="of:=100*[.U9]/[.Y9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4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4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4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4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7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4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4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4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9]*(1+[.V10]*0.01)" office:value-type="float" office:value="1.05624165375781">
            <text:p>1.0562</text:p>
          </table:table-cell>
          <table:table-cell table:style-name="ce20" table:formula="of:=100*[.T10]/[.T9]-100" office:value-type="float" office:value="0">
            <text:p>0.00</text:p>
          </table:table-cell>
          <table:table-cell table:style-name="ce14" table:formula="of:=[.W9]" office:value-type="float" office:value="1">
            <text:p>1.0000</text:p>
          </table:table-cell>
          <table:table-cell table:style-name="ce11" table:formula="of:=100*[.U10]/[.W10]-100" office:value-type="float" office:value="5.6241653757812">
            <text:p>5.62</text:p>
          </table:table-cell>
          <table:table-cell table:style-name="ce14" table:formula="of:=[.Y9]" office:value-type="float" office:value="1">
            <text:p>1.0000</text:p>
          </table:table-cell>
          <table:table-cell table:style-name="ce11" table:formula="of:=100*[.U10]/[.Y10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4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4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4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4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7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4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4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4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0]*(1+[.V11]*0.01)" office:value-type="float" office:value="1.05624165375781">
            <text:p>1.0562</text:p>
          </table:table-cell>
          <table:table-cell table:style-name="ce20" table:formula="of:=100*[.T11]/[.T10]-100" office:value-type="float" office:value="0">
            <text:p>0.00</text:p>
          </table:table-cell>
          <table:table-cell table:style-name="ce14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812">
            <text:p>5.62</text:p>
          </table:table-cell>
          <table:table-cell table:style-name="ce14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4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4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4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4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4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4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1]*(1+[.V12]*0.01)" office:value-type="float" office:value="1.05624165375781">
            <text:p>1.0562</text:p>
          </table:table-cell>
          <table:table-cell table:style-name="ce20" table:formula="of:=100*[.T12]/[.T11]-100" office:value-type="float" office:value="0">
            <text:p>0.00</text:p>
          </table:table-cell>
          <table:table-cell table:style-name="ce14" table:formula="of:=[.W11]" office:value-type="float" office:value="1">
            <text:p>1.0000</text:p>
          </table:table-cell>
          <table:table-cell table:style-name="ce11" table:formula="of:=100*[.U12]/[.W12]-100" office:value-type="float" office:value="5.6241653757812">
            <text:p>5.62</text:p>
          </table:table-cell>
          <table:table-cell table:style-name="ce14" table:formula="of:=[.Y11]" office:value-type="float" office:value="1">
            <text:p>1.0000</text:p>
          </table:table-cell>
          <table:table-cell table:style-name="ce11" table:formula="of:=100*[.U12]/[.Y12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4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4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4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4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4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4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4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2]*(1+[.V13]*0.01)" office:value-type="float" office:value="1.05624165375781">
            <text:p>1.0562</text:p>
          </table:table-cell>
          <table:table-cell table:style-name="ce20" table:formula="of:=100*[.T13]/[.T12]-100" office:value-type="float" office:value="0">
            <text:p>0.00</text:p>
          </table:table-cell>
          <table:table-cell table:style-name="ce14" table:formula="of:=[.W12]" office:value-type="float" office:value="1">
            <text:p>1.0000</text:p>
          </table:table-cell>
          <table:table-cell table:style-name="ce11" table:formula="of:=100*[.U13]/[.W13]-100" office:value-type="float" office:value="5.6241653757812">
            <text:p>5.62</text:p>
          </table:table-cell>
          <table:table-cell table:style-name="ce14" table:formula="of:=[.Y12]" office:value-type="float" office:value="1">
            <text:p>1.0000</text:p>
          </table:table-cell>
          <table:table-cell table:style-name="ce11" table:formula="of:=100*[.U13]/[.Y13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4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4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4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4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7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4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4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4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3]*(1+[.V14]*0.01)" office:value-type="float" office:value="1.05624165375781">
            <text:p>1.0562</text:p>
          </table:table-cell>
          <table:table-cell table:style-name="ce20" table:formula="of:=100*[.T14]/[.T13]-100" office:value-type="float" office:value="0">
            <text:p>0.00</text:p>
          </table:table-cell>
          <table:table-cell table:style-name="ce14" table:formula="of:=[.W13]" office:value-type="float" office:value="1">
            <text:p>1.0000</text:p>
          </table:table-cell>
          <table:table-cell table:style-name="ce11" table:formula="of:=100*[.U14]/[.W14]-100" office:value-type="float" office:value="5.6241653757812">
            <text:p>5.62</text:p>
          </table:table-cell>
          <table:table-cell table:style-name="ce14" table:formula="of:=[.Y13]" office:value-type="float" office:value="1">
            <text:p>1.0000</text:p>
          </table:table-cell>
          <table:table-cell table:style-name="ce11" table:formula="of:=100*[.U14]/[.Y14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4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4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4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4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7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4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4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4]*(1+[.V15]*0.01)" office:value-type="float" office:value="1.05624165375781">
            <text:p>1.0562</text:p>
          </table:table-cell>
          <table:table-cell table:style-name="ce20" table:formula="of:=100*[.T15]/[.T14]-100" office:value-type="float" office:value="0">
            <text:p>0.00</text:p>
          </table:table-cell>
          <table:table-cell table:style-name="ce14" table:formula="of:=[.W14]" office:value-type="float" office:value="1">
            <text:p>1.0000</text:p>
          </table:table-cell>
          <table:table-cell table:style-name="ce11" table:formula="of:=100*[.U15]/[.W15]-100" office:value-type="float" office:value="5.6241653757812">
            <text:p>5.62</text:p>
          </table:table-cell>
          <table:table-cell table:style-name="ce14" table:formula="of:=[.Y14]" office:value-type="float" office:value="1">
            <text:p>1.0000</text:p>
          </table:table-cell>
          <table:table-cell table:style-name="ce11" table:formula="of:=100*[.U15]/[.Y15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4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4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4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4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7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20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5]*(1+[.N16]*0.01)" office:value-type="float" office:value="0.772184805802069">
            <text:p>0.7722</text:p>
          </table:table-cell>
          <table:table-cell table:style-name="ce20" table:formula="of:=100*([.K16]-[.L16])/[.K15]-100" office:value-type="float" office:value="0">
            <text:p>0.00</text:p>
          </table:table-cell>
          <table:table-cell table:style-name="ce14" table:formula="of:=[.O15]" office:value-type="float" office:value="1">
            <text:p>1.0000</text:p>
          </table:table-cell>
          <table:table-cell table:style-name="ce11" table:formula="of:=100*[.M16]/[.O16]-100" office:value-type="float" office:value="-22.7815194197931">
            <text:p>-22.78</text:p>
          </table:table-cell>
          <table:table-cell table:style-name="ce14" table:formula="of:=[.Q15]" office:value-type="float" office:value="1">
            <text:p>1.0000</text:p>
          </table:table-cell>
          <table:table-cell table:style-name="ce11" table:formula="of:=100*[.M16]/[.Q16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5]*(1+[.V16]*0.01)" office:value-type="float" office:value="1.05624165375781">
            <text:p>1.0562</text:p>
          </table:table-cell>
          <table:table-cell table:style-name="ce20" table:formula="of:=100*[.T16]/[.T15]-100" office:value-type="float" office:value="0">
            <text:p>0.00</text:p>
          </table:table-cell>
          <table:table-cell table:style-name="ce14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812">
            <text:p>5.62</text:p>
          </table:table-cell>
          <table:table-cell table:style-name="ce14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4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4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4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4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20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6]*(1+[.N17]*0.01)" office:value-type="float" office:value="0.772184805802069">
            <text:p>0.7722</text:p>
          </table:table-cell>
          <table:table-cell table:style-name="ce20" table:formula="of:=100*([.K17]-[.L17])/[.K16]-100" office:value-type="float" office:value="0">
            <text:p>0.00</text:p>
          </table:table-cell>
          <table:table-cell table:style-name="ce14" table:formula="of:=[.O16]" office:value-type="float" office:value="1">
            <text:p>1.0000</text:p>
          </table:table-cell>
          <table:table-cell table:style-name="ce11" table:formula="of:=100*[.M17]/[.O17]-100" office:value-type="float" office:value="-22.7815194197931">
            <text:p>-22.78</text:p>
          </table:table-cell>
          <table:table-cell table:style-name="ce14" table:formula="of:=[.Q16]" office:value-type="float" office:value="1">
            <text:p>1.0000</text:p>
          </table:table-cell>
          <table:table-cell table:style-name="ce11" table:formula="of:=100*[.M17]/[.Q17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6]*(1+[.V17]*0.01)" office:value-type="float" office:value="1.05624165375781">
            <text:p>1.0562</text:p>
          </table:table-cell>
          <table:table-cell table:style-name="ce20" table:formula="of:=100*[.T17]/[.T16]-100" office:value-type="float" office:value="0">
            <text:p>0.00</text:p>
          </table:table-cell>
          <table:table-cell table:style-name="ce14" table:formula="of:=[.W16]" office:value-type="float" office:value="1">
            <text:p>1.0000</text:p>
          </table:table-cell>
          <table:table-cell table:style-name="ce11" table:formula="of:=100*[.U17]/[.W17]-100" office:value-type="float" office:value="5.6241653757812">
            <text:p>5.62</text:p>
          </table:table-cell>
          <table:table-cell table:style-name="ce14" table:formula="of:=[.Y16]" office:value-type="float" office:value="1">
            <text:p>1.0000</text:p>
          </table:table-cell>
          <table:table-cell table:style-name="ce11" table:formula="of:=100*[.U17]/[.Y1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4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4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4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4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20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4" table:formula="of:=[.M17]*(1+[.N18]*0.01)" office:value-type="float" office:value="0.772184805802069">
            <text:p>0.7722</text:p>
          </table:table-cell>
          <table:table-cell table:style-name="ce20" table:formula="of:=100*([.K18]-[.L18])/[.K17]-100" office:value-type="float" office:value="0">
            <text:p>0.00</text:p>
          </table:table-cell>
          <table:table-cell table:style-name="ce14" table:formula="of:=[.O17]" office:value-type="float" office:value="1">
            <text:p>1.0000</text:p>
          </table:table-cell>
          <table:table-cell table:style-name="ce11" table:formula="of:=100*[.M18]/[.O18]-100" office:value-type="float" office:value="-22.7815194197931">
            <text:p>-22.78</text:p>
          </table:table-cell>
          <table:table-cell table:style-name="ce14" table:formula="of:=[.Q17]" office:value-type="float" office:value="1">
            <text:p>1.0000</text:p>
          </table:table-cell>
          <table:table-cell table:style-name="ce11" table:formula="of:=100*[.M18]/[.Q18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7]*(1+[.V18]*0.01)" office:value-type="float" office:value="1.05624165375781">
            <text:p>1.0562</text:p>
          </table:table-cell>
          <table:table-cell table:style-name="ce20" table:formula="of:=100*[.T18]/[.T17]-100" office:value-type="float" office:value="0">
            <text:p>0.00</text:p>
          </table:table-cell>
          <table:table-cell table:style-name="ce14" table:formula="of:=[.W17]" office:value-type="float" office:value="1">
            <text:p>1.0000</text:p>
          </table:table-cell>
          <table:table-cell table:style-name="ce11" table:formula="of:=100*[.U18]/[.W18]-100" office:value-type="float" office:value="5.6241653757812">
            <text:p>5.62</text:p>
          </table:table-cell>
          <table:table-cell table:style-name="ce14" table:formula="of:=[.Y17]" office:value-type="float" office:value="1">
            <text:p>1.0000</text:p>
          </table:table-cell>
          <table:table-cell table:style-name="ce11" table:formula="of:=100*[.U18]/[.Y1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7]*(1+[.AD18]*0.01)" office:value-type="float" office:value="1.04751713397057">
            <text:p>1.0475</text:p>
          </table:table-cell>
          <table:table-cell table:style-name="ce20" table:formula="of:=100*[.AB18]/[.AB17]-100" office:value-type="float" office:value="839309">
            <text:p>839309.00</text:p>
          </table:table-cell>
          <table:table-cell table:style-name="ce14" table:formula="of:=[.AE17]" office:value-type="float" office:value="1">
            <text:p>1.0000</text:p>
          </table:table-cell>
          <table:table-cell table:style-name="ce11" table:formula="of:=100*[.AC18]/[.AE18]-100" office:value-type="float" office:value="4.75171339705686">
            <text:p>4.75</text:p>
          </table:table-cell>
          <table:table-cell table:style-name="ce14" table:formula="of:=[.AG17]" office:value-type="float" office:value="1">
            <text:p>1.0000</text:p>
          </table:table-cell>
          <table:table-cell table:style-name="ce11" table:formula="of:=100*[.AC18]/[.AG18]-100" office:value-type="float" office:value="4.75171339705686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7]*(1+[.AL18]*0.01)" office:value-type="float" office:value="1.04311988112597">
            <text:p>1.0431</text:p>
          </table:table-cell>
          <table:table-cell table:style-name="ce20" table:formula="of:=100*[.AJ18]/[.AJ17]-100" office:value-type="float" office:value="1330196">
            <text:p>1330196.00</text:p>
          </table:table-cell>
          <table:table-cell table:style-name="ce14" table:formula="of:=[.AM17]" office:value-type="float" office:value="1">
            <text:p>1.0000</text:p>
          </table:table-cell>
          <table:table-cell table:style-name="ce11" table:formula="of:=100*[.AK18]/[.AM18]-100" office:value-type="float" office:value="4.31198811259665">
            <text:p>4.31</text:p>
          </table:table-cell>
          <table:table-cell table:style-name="ce14" table:formula="of:=[.AO17]" office:value-type="float" office:value="1">
            <text:p>1.0000</text:p>
          </table:table-cell>
          <table:table-cell table:style-name="ce11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7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20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4" table:formula="of:=[.M18]*(1+[.N19]*0.01)" office:value-type="float" office:value="0.772184805802069">
            <text:p>0.7722</text:p>
          </table:table-cell>
          <table:table-cell table:style-name="ce20" table:formula="of:=100*([.K19]-[.L19])/[.K18]-100" office:value-type="float" office:value="0">
            <text:p>0.00</text:p>
          </table:table-cell>
          <table:table-cell table:style-name="ce14" table:formula="of:=[.O18]" office:value-type="float" office:value="1">
            <text:p>1.0000</text:p>
          </table:table-cell>
          <table:table-cell table:style-name="ce11" table:formula="of:=100*[.M19]/[.O19]-100" office:value-type="float" office:value="-22.7815194197931">
            <text:p>-22.78</text:p>
          </table:table-cell>
          <table:table-cell table:style-name="ce14" table:formula="of:=[.Q18]" office:value-type="float" office:value="1">
            <text:p>1.0000</text:p>
          </table:table-cell>
          <table:table-cell table:style-name="ce11" table:formula="of:=100*[.M19]/[.Q19]-100" office:value-type="float" office:value="-22.7815194197931">
            <text:p>-22.7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18]*(1+[.V19]*0.01)" office:value-type="float" office:value="1.04906522087495">
            <text:p>1.0491</text:p>
          </table:table-cell>
          <table:table-cell table:style-name="ce20" table:formula="of:=100*[.T19]/[.T18]-100" office:value-type="float" office:value="-0.67943096708288">
            <text:p>-0.68</text:p>
          </table:table-cell>
          <table:table-cell table:style-name="ce14" table:formula="of:=[.W18]" office:value-type="float" office:value="1">
            <text:p>1.0000</text:p>
          </table:table-cell>
          <table:table-cell table:style-name="ce11" table:formula="of:=100*[.U19]/[.W19]-100" office:value-type="float" office:value="4.90652208749532">
            <text:p>4.91</text:p>
          </table:table-cell>
          <table:table-cell table:style-name="ce14" table:formula="of:=[.Y18]" office:value-type="float" office:value="1">
            <text:p>1.0000</text:p>
          </table:table-cell>
          <table:table-cell table:style-name="ce11" table:formula="of:=100*[.U19]/[.Y19]-100" office:value-type="float" office:value="4.90652208749532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8]*(1+[.AD19]*0.01)" office:value-type="float" office:value="1.05266356516263">
            <text:p>1.0527</text:p>
          </table:table-cell>
          <table:table-cell table:style-name="ce20" table:formula="of:=100*[.AB19]/[.AB18]-100" office:value-type="float" office:value="0.491298044219207">
            <text:p>0.49</text:p>
          </table:table-cell>
          <table:table-cell table:style-name="ce14" table:formula="of:=[.AE18]" office:value-type="float" office:value="1">
            <text:p>1.0000</text:p>
          </table:table-cell>
          <table:table-cell table:style-name="ce11" table:formula="of:=100*[.AC19]/[.AE19]-100" office:value-type="float" office:value="5.26635651626273">
            <text:p>5.27</text:p>
          </table:table-cell>
          <table:table-cell table:style-name="ce14" table:formula="of:=[.AG18]" office:value-type="float" office:value="1">
            <text:p>1.0000</text:p>
          </table:table-cell>
          <table:table-cell table:style-name="ce11" table:formula="of:=100*[.AC19]/[.AG19]-100" office:value-type="float" office:value="5.26635651626273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8]*(1+[.AL19]*0.01)" office:value-type="float" office:value="1.0446975429402">
            <text:p>1.0447</text:p>
          </table:table-cell>
          <table:table-cell table:style-name="ce20" table:formula="of:=100*[.AJ19]/[.AJ18]-100" office:value-type="float" office:value="0.15124453505085">
            <text:p>0.15</text:p>
          </table:table-cell>
          <table:table-cell table:style-name="ce14" table:formula="of:=[.AM18]" office:value-type="float" office:value="1">
            <text:p>1.0000</text:p>
          </table:table-cell>
          <table:table-cell table:style-name="ce11" table:formula="of:=100*[.AK19]/[.AM19]-100" office:value-type="float" office:value="4.46975429401984">
            <text:p>4.47</text:p>
          </table:table-cell>
          <table:table-cell table:style-name="ce14" table:formula="of:=[.AO18]" office:value-type="float" office:value="1">
            <text:p>1.0000</text:p>
          </table:table-cell>
          <table:table-cell table:style-name="ce11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7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20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4" table:formula="of:=[.M19]*(1+[.N20]*0.01)" office:value-type="float" office:value="0.786362173215539">
            <text:p>0.7864</text:p>
          </table:table-cell>
          <table:table-cell table:style-name="ce20" table:formula="of:=100*([.K20]-[.L20])/[.K19]-100" office:value-type="float" office:value="1.8360070422188">
            <text:p>1.84</text:p>
          </table:table-cell>
          <table:table-cell table:style-name="ce14" table:formula="of:=[.O19]" office:value-type="float" office:value="1">
            <text:p>1.0000</text:p>
          </table:table-cell>
          <table:table-cell table:style-name="ce11" table:formula="of:=100*[.M20]/[.O20]-100" office:value-type="float" office:value="-21.3637826784461">
            <text:p>-21.36</text:p>
          </table:table-cell>
          <table:table-cell table:style-name="ce14" table:formula="of:=[.Q19]" office:value-type="float" office:value="1">
            <text:p>1.0000</text:p>
          </table:table-cell>
          <table:table-cell table:style-name="ce11" table:formula="of:=100*[.M20]/[.Q20]-100" office:value-type="float" office:value="-21.3637826784461">
            <text:p>-21.36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19]*(1+[.V20]*0.01)" office:value-type="float" office:value="1.0379573740719">
            <text:p>1.0380</text:p>
          </table:table-cell>
          <table:table-cell table:style-name="ce20" table:formula="of:=100*[.T20]/[.T19]-100" office:value-type="float" office:value="-1.05883281439748">
            <text:p>-1.06</text:p>
          </table:table-cell>
          <table:table-cell table:style-name="ce14" table:formula="of:=[.W19]" office:value-type="float" office:value="1">
            <text:p>1.0000</text:p>
          </table:table-cell>
          <table:table-cell table:style-name="ce11" table:formula="of:=100*[.U20]/[.W20]-100" office:value-type="float" office:value="3.79573740718978">
            <text:p>3.80</text:p>
          </table:table-cell>
          <table:table-cell table:style-name="ce14" table:formula="of:=[.Y19]" office:value-type="float" office:value="1">
            <text:p>1.0000</text:p>
          </table:table-cell>
          <table:table-cell table:style-name="ce11" table:formula="of:=100*[.U20]/[.Y20]-100" office:value-type="float" office:value="3.79573740718978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9]*(1+[.AD20]*0.01)" office:value-type="float" office:value="1.04031038321059">
            <text:p>1.0403</text:p>
          </table:table-cell>
          <table:table-cell table:style-name="ce20" table:formula="of:=100*[.AB20]/[.AB19]-100" office:value-type="float" office:value="-1.17351662590556">
            <text:p>-1.17</text:p>
          </table:table-cell>
          <table:table-cell table:style-name="ce14" table:formula="of:=[.AE19]" office:value-type="float" office:value="1">
            <text:p>1.0000</text:p>
          </table:table-cell>
          <table:table-cell table:style-name="ce11" table:formula="of:=100*[.AC20]/[.AE20]-100" office:value-type="float" office:value="4.03103832105936">
            <text:p>4.03</text:p>
          </table:table-cell>
          <table:table-cell table:style-name="ce14" table:formula="of:=[.AG19]" office:value-type="float" office:value="1">
            <text:p>1.0000</text:p>
          </table:table-cell>
          <table:table-cell table:style-name="ce11" table:formula="of:=100*[.AC20]/[.AG20]-100" office:value-type="float" office:value="4.03103832105936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9]*(1+[.AL20]*0.01)" office:value-type="float" office:value="1.02854611249808">
            <text:p>1.0285</text:p>
          </table:table-cell>
          <table:table-cell table:style-name="ce20" table:formula="of:=100*[.AJ20]/[.AJ19]-100" office:value-type="float" office:value="-1.54603890391711">
            <text:p>-1.55</text:p>
          </table:table-cell>
          <table:table-cell table:style-name="ce14" table:formula="of:=[.AM19]" office:value-type="float" office:value="1">
            <text:p>1.0000</text:p>
          </table:table-cell>
          <table:table-cell table:style-name="ce11" table:formula="of:=100*[.AK20]/[.AM20]-100" office:value-type="float" office:value="2.85461124980766">
            <text:p>2.85</text:p>
          </table:table-cell>
          <table:table-cell table:style-name="ce14" table:formula="of:=[.AO19]" office:value-type="float" office:value="1">
            <text:p>1.0000</text:p>
          </table:table-cell>
          <table:table-cell table:style-name="ce11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7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20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4" table:formula="of:=[.M20]*(1+[.N21]*0.01)" office:value-type="float" office:value="0">
            <text:p>0.0000</text:p>
          </table:table-cell>
          <table:table-cell table:style-name="ce20" table:formula="of:=100*([.K21]-[.L21])/[.K20]-100" office:value-type="float" office:value="-100">
            <text:p>-100.00</text:p>
          </table:table-cell>
          <table:table-cell table:style-name="ce14" table:formula="of:=[.O20]" office:value-type="float" office:value="1">
            <text:p>1.0000</text:p>
          </table:table-cell>
          <table:table-cell table:style-name="ce11" table:formula="of:=100*[.M21]/[.O21]-100" office:value-type="float" office:value="-100">
            <text:p>-100.00</text:p>
          </table:table-cell>
          <table:table-cell table:style-name="ce14" table:formula="of:=[.Q20]" office:value-type="float" office:value="1">
            <text:p>1.0000</text:p>
          </table:table-cell>
          <table:table-cell table:style-name="ce11" table:formula="of:=100*[.M21]/[.Q21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20]*(1+[.V21]*0.01)" office:value-type="float" office:value="1.05624165375781">
            <text:p>1.0562</text:p>
          </table:table-cell>
          <table:table-cell table:style-name="ce20" table:formula="of:=100*[.T21]/[.T20]-100" office:value-type="float" office:value="1.76156363860927">
            <text:p>1.76</text:p>
          </table:table-cell>
          <table:table-cell table:style-name="ce14" table:formula="of:=[.W20]" office:value-type="float" office:value="1">
            <text:p>1.0000</text:p>
          </table:table-cell>
          <table:table-cell table:style-name="ce11" table:formula="of:=100*[.U21]/[.W21]-100" office:value-type="float" office:value="5.62416537578119">
            <text:p>5.62</text:p>
          </table:table-cell>
          <table:table-cell table:style-name="ce14" table:formula="of:=[.Y20]" office:value-type="float" office:value="1">
            <text:p>1.0000</text:p>
          </table:table-cell>
          <table:table-cell table:style-name="ce11" table:formula="of:=100*[.U21]/[.Y21]-100" office:value-type="float" office:value="5.62416537578119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0]*(1+[.AD21]*0.01)" office:value-type="float" office:value="0.000124792220951897">
            <text:p>0.0001</text:p>
          </table:table-cell>
          <table:table-cell table:style-name="ce20" table:formula="of:=100*[.AB21]/[.AB20]-100" office:value-type="float" office:value="-99.9880043280384">
            <text:p>-99.99</text:p>
          </table:table-cell>
          <table:table-cell table:style-name="ce14" table:formula="of:=[.AE20]" office:value-type="float" office:value="1">
            <text:p>1.0000</text:p>
          </table:table-cell>
          <table:table-cell table:style-name="ce11" table:formula="of:=100*[.AC21]/[.AE21]-100" office:value-type="float" office:value="-99.9875207779048">
            <text:p>-99.99</text:p>
          </table:table-cell>
          <table:table-cell table:style-name="ce14" table:formula="of:=[.AG20]" office:value-type="float" office:value="1">
            <text:p>1.0000</text:p>
          </table:table-cell>
          <table:table-cell table:style-name="ce11" table:formula="of:=100*[.AC21]/[.AG2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0]*(1+[.AL21]*0.01)" office:value-type="float" office:value="0.0000784126150214536">
            <text:p>0.0001</text:p>
          </table:table-cell>
          <table:table-cell table:style-name="ce20" table:formula="of:=100*[.AJ21]/[.AJ20]-100" office:value-type="float" office:value="-99.992376363678">
            <text:p>-99.99</text:p>
          </table:table-cell>
          <table:table-cell table:style-name="ce14" table:formula="of:=[.AM20]" office:value-type="float" office:value="1">
            <text:p>1.0000</text:p>
          </table:table-cell>
          <table:table-cell table:style-name="ce11" table:formula="of:=100*[.AK21]/[.AM21]-100" office:value-type="float" office:value="-99.9921587384979">
            <text:p>-99.99</text:p>
          </table:table-cell>
          <table:table-cell table:style-name="ce14" table:formula="of:=[.AO20]" office:value-type="float" office:value="1">
            <text:p>1.0000</text:p>
          </table:table-cell>
          <table:table-cell table:style-name="ce11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20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21]*(1+[.N22]*0.01)" office:value-type="float" office:value="0">
            <text:p>#DIV/0!</text:p>
          </table:table-cell>
          <table:table-cell table:style-name="ce20" table:formula="of:=100*([.K22]-[.L22])/[.K21]-100" office:value-type="float" office:value="0">
            <text:p>#DIV/0!</text:p>
          </table:table-cell>
          <table:table-cell table:style-name="ce14" table:formula="of:=[.O21]" office:value-type="float" office:value="1">
            <text:p>1.0000</text:p>
          </table:table-cell>
          <table:table-cell table:style-name="ce11" table:formula="of:=100*[.M22]/[.O22]-100" office:value-type="float" office:value="0">
            <text:p>#DIV/0!</text:p>
          </table:table-cell>
          <table:table-cell table:style-name="ce14" table:formula="of:=[.Q21]" office:value-type="float" office:value="1">
            <text:p>1.0000</text:p>
          </table:table-cell>
          <table:table-cell table:style-name="ce11" table:formula="of:=100*[.M22]/[.Q22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U21]*(1+[.V22]*0.01)" office:value-type="float" office:value="0.000267079750013294">
            <text:p>0.0003</text:p>
          </table:table-cell>
          <table:table-cell table:style-name="ce20" table:formula="of:=100*[.T22]/[.T21]-100" office:value-type="float" office:value="-99.974714143391">
            <text:p>-99.97</text:p>
          </table:table-cell>
          <table:table-cell table:style-name="ce14" table:formula="of:=[.W21]" office:value-type="float" office:value="1">
            <text:p>1.0000</text:p>
          </table:table-cell>
          <table:table-cell table:style-name="ce11" table:formula="of:=100*[.U22]/[.W22]-100" office:value-type="float" office:value="-99.9732920249987">
            <text:p>-99.97</text:p>
          </table:table-cell>
          <table:table-cell table:style-name="ce14" table:formula="of:=[.Y21]" office:value-type="float" office:value="1">
            <text:p>1.0000</text:p>
          </table:table-cell>
          <table:table-cell table:style-name="ce11" table:formula="of:=100*[.U22]/[.Y2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1]*(1+[.AD22]*0.01)" office:value-type="float" office:value="0.000124792220951897">
            <text:p>0.0001</text:p>
          </table:table-cell>
          <table:table-cell table:style-name="ce20" table:formula="of:=100*[.AB22]/[.AB21]-100" office:value-type="float" office:value="0">
            <text:p>0.00</text:p>
          </table:table-cell>
          <table:table-cell table:style-name="ce14" table:formula="of:=[.AE21]" office:value-type="float" office:value="1">
            <text:p>1.0000</text:p>
          </table:table-cell>
          <table:table-cell table:style-name="ce11" table:formula="of:=100*[.AC22]/[.AE22]-100" office:value-type="float" office:value="-99.9875207779048">
            <text:p>-99.99</text:p>
          </table:table-cell>
          <table:table-cell table:style-name="ce14" table:formula="of:=[.AG21]" office:value-type="float" office:value="1">
            <text:p>1.0000</text:p>
          </table:table-cell>
          <table:table-cell table:style-name="ce11" table:formula="of:=100*[.AC22]/[.AG2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1]*(1+[.AL22]*0.01)" office:value-type="float" office:value="0.0000784126150214536">
            <text:p>0.0001</text:p>
          </table:table-cell>
          <table:table-cell table:style-name="ce20" table:formula="of:=100*[.AJ22]/[.AJ21]-100" office:value-type="float" office:value="0">
            <text:p>0.00</text:p>
          </table:table-cell>
          <table:table-cell table:style-name="ce14" table:formula="of:=[.AM21]" office:value-type="float" office:value="1">
            <text:p>1.0000</text:p>
          </table:table-cell>
          <table:table-cell table:style-name="ce11" table:formula="of:=100*[.AK22]/[.AM22]-100" office:value-type="float" office:value="-99.9921587384979">
            <text:p>-99.99</text:p>
          </table:table-cell>
          <table:table-cell table:style-name="ce14" table:formula="of:=[.AO21]" office:value-type="float" office:value="1">
            <text:p>1.0000</text:p>
          </table:table-cell>
          <table:table-cell table:style-name="ce11" table:formula="of:=100*[.AK22]/[.AO22]-100" office:value-type="float" office:value="-99.9921587384979">
            <text:p>-99.99</text:p>
          </table:table-cell>
        </table:table-row>
        <table:table-row table:style-name="ro1" table:number-rows-repeated="9">
          <table:table-cell table:number-columns-repeated="42"/>
        </table:table-row>
        <table:table-row table:style-name="ro1">
          <table:table-cell/>
          <table:table-cell office:value-type="float" office:value="515337">
            <text:p>515337</text:p>
          </table:table-cell>
          <table:table-cell table:number-columns-repeated="8"/>
          <table:table-cell office:value-type="float" office:value="198913">
            <text:p>198913</text:p>
          </table:table-cell>
          <table:table-cell table:number-columns-repeated="31"/>
        </table:table-row>
        <table:table-row table:style-name="ro1" table:number-rows-repeated="4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7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  <table:table-row table:style-name="ro2">
          <table:table-cell table:style-name="ce17" office:value-type="date" office:date-value="2015-09-10">
            <text:p>15年9月10日</text:p>
          </table:table-cell>
          <table:table-cell office:value-type="string">
            <text:p>..00400</text:p>
          </table:table-cell>
          <table:table-cell office:value-type="string">
            <text:p>..004开头,git不更新,作为临时板块</text:p>
          </table:table-cell>
        </table:table-row>
        <table:table-row table:style-name="ro2">
          <table:table-cell/>
          <table:table-cell office:value-type="string">
            <text:p>..00210......00229</text:p>
          </table:table-cell>
          <table:table-cell office:value-type="string">
            <text:p>成交30天最低</text:p>
          </table:table-cell>
        </table:table-row>
        <table:table-row table:style-name="ro1">
          <table:table-cell/>
          <table:table-cell office:value-type="string">
            <text:p>..00230........00239</text:p>
          </table:table-cell>
          <table:table-cell office:value-type="string">
            <text:p>开盘量最大</text:p>
          </table:table-cell>
        </table:table-row>
        <table:table-row table:style-name="ro2">
          <table:table-cell/>
          <table:table-cell office:value-type="string">
            <text:p>..00240..........00249</text:p>
          </table:table-cell>
          <table:table-cell office:value-type="string">
            <text:p>开盘最大,按涨幅排序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2015／09／24</text:date>, <text:time>11:22:3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9-24T11:22:33.33</dc:date>
    <meta:editing-duration>P69DT10H35M15S</meta:editing-duration>
    <meta:editing-cycles>267</meta:editing-cycles>
    <meta:generator>OpenOffice/4.1.1$Win32 OpenOffice.org_project/411m6$Build-9775</meta:generator>
    <meta:document-statistic meta:table-count="9" meta:cell-count="5797" meta:object-count="0"/>
  </office:meta>
</office:document-meta>
</file>